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ba16" officeooo:paragraph-rsid="0012ba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mo fil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8T13:43:31.235305366</meta:creation-date>
    <dc:date>2024-01-18T13:43:52.051519552</dc:date>
    <meta:editing-duration>PT21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" meta:word-count="2" meta:character-count="9" meta:non-whitespace-character-count="8"/>
  </office:meta>
</office:document-meta>
</file>